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Segoe UI" fo:font-weight="bold" style:font-weight-asian="bold" style:font-weight-complex="bold" fo:color="#800000"/>
    </style:style>
    <style:style style:name="P2" style:parent-style-name="Standard" style:family="paragraph">
      <style:text-properties style:font-name="Segoe UI"/>
    </style:style>
    <style:style style:name="P3" style:parent-style-name="Standard" style:list-style-name="LFO1" style:family="paragraph">
      <style:text-properties style:font-name="Segoe UI"/>
    </style:style>
    <style:style style:name="P4" style:parent-style-name="Standard" style:list-style-name="LFO1" style:family="paragraph">
      <style:text-properties style:font-name="Segoe UI"/>
    </style:style>
    <style:style style:name="P5" style:parent-style-name="Standard" style:list-style-name="LFO1" style:family="paragraph">
      <style:text-properties style:font-name="Segoe UI"/>
    </style:style>
    <style:style style:name="P6" style:parent-style-name="Standard" style:family="paragraph">
      <style:text-properties style:font-name="Segoe UI"/>
    </style:style>
    <style:style style:name="P7" style:parent-style-name="Standard" style:family="paragraph">
      <style:text-properties style:font-name="Segoe UI"/>
    </style:style>
    <style:style style:name="P8" style:parent-style-name="Standard" style:family="paragraph">
      <style:text-properties style:font-name="Segoe UI"/>
    </style:style>
    <style:style style:name="TableColumn10" style:family="table-column">
      <style:table-column-properties style:column-width="0.9479in" style:use-optimal-column-width="false"/>
    </style:style>
    <style:style style:name="TableColumn11" style:family="table-column">
      <style:table-column-properties style:column-width="3.5138in" style:use-optimal-column-width="false"/>
    </style:style>
    <style:style style:name="TableColumn12" style:family="table-column">
      <style:table-column-properties style:column-width="2.2361in" style:use-optimal-column-width="false"/>
    </style:style>
    <style:style style:name="Table9" style:family="table">
      <style:table-properties style:width="6.6979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Segoe UI"/>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Segoe UI"/>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style:font-name="Segoe UI"/>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style:font-name="Segoe UI"/>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 style:parent-style-name="DefaultParagraphFont" style:family="text">
      <style:text-properties style:font-name="Segoe UI"/>
    </style:style>
    <style:style style:name="T25" style:parent-style-name="DefaultParagraphFont" style:family="text">
      <style:text-properties style:font-name="Segoe UI" fo:font-style="italic" style:font-style-asian="italic" style:font-style-complex="italic"/>
    </style:style>
    <style:style style:name="T26" style:parent-style-name="DefaultParagraphFont" style:family="text">
      <style:text-properties style:font-name="Segoe UI"/>
    </style:style>
    <style:style style:name="T27" style:parent-style-name="DefaultParagraphFont" style:family="text">
      <style:text-properties style:font-name="Segoe UI" fo:font-style="italic" style:font-style-asian="italic" style:font-style-complex="italic"/>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style:font-name="Segoe UI"/>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Segoe UI"/>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style:font-name="Segoe UI"/>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text-properties style:font-name="Segoe UI"/>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Segoe UI"/>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text-properties style:font-name="Segoe UI"/>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text-properties style:font-name="Segoe UI"/>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Segoe UI"/>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Segoe UI"/>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style:font-name="Segoe UI"/>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Segoe UI"/>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Segoe UI"/>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style:font-name="Segoe UI"/>
    </style:style>
    <style:style style:name="P58" style:parent-style-name="TableContents" style:family="paragraph">
      <style:text-properties style:font-name="Segoe UI"/>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Segoe UI"/>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style:font-name="Segoe UI"/>
    </style:style>
    <style:style style:name="P64" style:parent-style-name="Standard" style:family="paragraph">
      <style:text-properties style:font-name="Segoe UI"/>
    </style:style>
    <style:style style:name="P65" style:parent-style-name="Standard" style:family="paragraph">
      <style:text-properties style:font-name="Segoe UI"/>
    </style:style>
    <style:style style:name="P66" style:parent-style-name="Standard" style:family="paragraph">
      <style:text-properties style:font-name="Segoe UI"/>
    </style:style>
    <style:style style:name="P67" style:parent-style-name="Standard" style:family="paragraph">
      <style:text-properties style:font-name="Segoe UI"/>
    </style:style>
    <style:style style:name="P68" style:parent-style-name="Standard" style:family="paragraph">
      <style:text-properties style:font-name="Segoe UI"/>
    </style:style>
    <style:style style:name="P69" style:parent-style-name="Standard" style:family="paragraph">
      <style:text-properties style:font-name="Segoe UI"/>
    </style:style>
    <style:style style:name="P70" style:parent-style-name="Standard" style:family="paragraph">
      <style:text-properties style:font-name="Segoe UI"/>
    </style:style>
    <style:style style:name="P71" style:parent-style-name="Standard" style:family="paragraph">
      <style:text-properties style:font-name="Segoe UI"/>
    </style:style>
    <style:style style:name="P72" style:parent-style-name="Standard" style:family="paragraph">
      <style:text-properties style:font-name="Segoe UI"/>
    </style:style>
    <style:style style:name="P73" style:parent-style-name="Standard" style:family="paragraph">
      <style:text-properties style:font-name="Segoe UI"/>
    </style:style>
    <style:style style:name="P74" style:parent-style-name="Standard" style:family="paragraph">
      <style:text-properties style:font-name="Segoe UI" fo:font-weight="bold" style:font-weight-asian="bold" style:font-weight-complex="bold" fo:color="#800000"/>
    </style:style>
    <style:style style:name="P75" style:parent-style-name="Standard" style:family="paragraph">
      <style:text-properties style:font-name="Segoe UI"/>
    </style:style>
    <style:style style:name="T76" style:parent-style-name="DefaultParagraphFont" style:family="text">
      <style:text-properties style:font-name="Segoe UI"/>
    </style:style>
    <style:style style:name="T77" style:parent-style-name="DefaultParagraphFont" style:family="text">
      <style:text-properties style:font-name="Segoe UI" fo:color="#336600"/>
    </style:style>
    <style:style style:name="T78" style:parent-style-name="DefaultParagraphFont" style:family="text">
      <style:text-properties style:font-name="Segoe UI"/>
    </style:style>
    <style:style style:name="T79" style:parent-style-name="DefaultParagraphFont" style:family="text">
      <style:text-properties style:font-name="Segoe UI" fo:color="#0066FF"/>
    </style:style>
    <style:style style:name="T80" style:parent-style-name="DefaultParagraphFont" style:family="text">
      <style:text-properties style:font-name="Segoe UI"/>
    </style:style>
    <style:style style:name="T81" style:parent-style-name="DefaultParagraphFont" style:family="text">
      <style:text-properties style:font-name="Segoe UI"/>
    </style:style>
    <style:style style:name="T82" style:parent-style-name="DefaultParagraphFont" style:family="text">
      <style:text-properties style:font-name="Segoe UI"/>
    </style:style>
    <style:style style:name="T83" style:parent-style-name="DefaultParagraphFont" style:family="text">
      <style:text-properties style:font-name="Segoe UI" fo:color="#336600"/>
    </style:style>
    <style:style style:name="T84" style:parent-style-name="DefaultParagraphFont" style:family="text">
      <style:text-properties style:font-name="Segoe UI"/>
    </style:style>
    <style:style style:name="T85" style:parent-style-name="DefaultParagraphFont" style:family="text">
      <style:text-properties style:font-name="Segoe UI" fo:color="#0066FF"/>
    </style:style>
    <style:style style:name="T86" style:parent-style-name="DefaultParagraphFont" style:family="text">
      <style:text-properties style:font-name="Segoe UI"/>
    </style:style>
    <style:style style:name="T87" style:parent-style-name="DefaultParagraphFont" style:family="text">
      <style:text-properties style:font-name="Segoe UI"/>
    </style:style>
    <style:style style:name="T88" style:parent-style-name="DefaultParagraphFont" style:family="text">
      <style:text-properties style:font-name="Segoe UI" fo:color="#336600"/>
    </style:style>
    <style:style style:name="T89" style:parent-style-name="DefaultParagraphFont" style:family="text">
      <style:text-properties style:font-name="Segoe UI"/>
    </style:style>
    <style:style style:name="T90" style:parent-style-name="DefaultParagraphFont" style:family="text">
      <style:text-properties style:font-name="Segoe UI" fo:color="#0066FF"/>
    </style:style>
    <style:style style:name="T91" style:parent-style-name="DefaultParagraphFont" style:family="text">
      <style:text-properties style:font-name="Segoe UI"/>
    </style:style>
    <style:style style:name="T92" style:parent-style-name="DefaultParagraphFont" style:family="text">
      <style:text-properties style:font-name="Segoe UI"/>
    </style:style>
    <style:style style:name="T93" style:parent-style-name="DefaultParagraphFont" style:family="text">
      <style:text-properties style:font-name="Segoe UI" fo:color="#336600"/>
    </style:style>
    <style:style style:name="T94" style:parent-style-name="DefaultParagraphFont" style:family="text">
      <style:text-properties style:font-name="Segoe UI"/>
    </style:style>
    <style:style style:name="T95" style:parent-style-name="DefaultParagraphFont" style:family="text">
      <style:text-properties style:font-name="Segoe UI" fo:color="#0066FF"/>
    </style:style>
    <style:style style:name="T96" style:parent-style-name="DefaultParagraphFont" style:family="text">
      <style:text-properties style:font-name="Segoe UI"/>
    </style:style>
    <style:style style:name="T97" style:parent-style-name="DefaultParagraphFont" style:family="text">
      <style:text-properties style:font-name="Segoe UI"/>
    </style:style>
    <style:style style:name="T98" style:parent-style-name="DefaultParagraphFont" style:family="text">
      <style:text-properties style:font-name="Segoe UI" fo:color="#336600"/>
    </style:style>
    <style:style style:name="T99" style:parent-style-name="DefaultParagraphFont" style:family="text">
      <style:text-properties style:font-name="Segoe UI"/>
    </style:style>
    <style:style style:name="T100" style:parent-style-name="DefaultParagraphFont" style:family="text">
      <style:text-properties style:font-name="Segoe UI" fo:color="#0066FF"/>
    </style:style>
    <style:style style:name="T101" style:parent-style-name="DefaultParagraphFont" style:family="text">
      <style:text-properties style:font-name="Segoe UI"/>
    </style:style>
    <style:style style:name="P102" style:parent-style-name="Standard" style:family="paragraph">
      <style:text-properties style:font-name="Segoe UI"/>
    </style:style>
    <style:style style:name="T103" style:parent-style-name="DefaultParagraphFont" style:family="text">
      <style:text-properties style:font-name="Segoe UI"/>
    </style:style>
    <style:style style:name="T104" style:parent-style-name="DefaultParagraphFont" style:family="text">
      <style:text-properties style:font-name="Segoe UI" fo:color="#0066FF"/>
    </style:style>
    <style:style style:name="T105" style:parent-style-name="DefaultParagraphFont" style:family="text">
      <style:text-properties style:font-name="Segoe UI"/>
    </style:style>
    <style:style style:name="T106" style:parent-style-name="DefaultParagraphFont" style:family="text">
      <style:text-properties style:font-name="Segoe UI" fo:color="#FF0000"/>
    </style:style>
    <style:style style:name="T107" style:parent-style-name="DefaultParagraphFont" style:family="text">
      <style:text-properties style:font-name="Segoe UI"/>
    </style:style>
    <style:style style:name="T108" style:parent-style-name="DefaultParagraphFont" style:family="text">
      <style:text-properties style:font-name="Segoe UI"/>
    </style:style>
    <style:style style:name="T109" style:parent-style-name="DefaultParagraphFont" style:family="text">
      <style:text-properties style:font-name="Segoe UI"/>
    </style:style>
    <style:style style:name="T110" style:parent-style-name="DefaultParagraphFont" style:family="text">
      <style:text-properties style:font-name="Segoe UI" fo:color="#0066FF"/>
    </style:style>
    <style:style style:name="T111" style:parent-style-name="DefaultParagraphFont" style:family="text">
      <style:text-properties style:font-name="Segoe UI"/>
    </style:style>
    <style:style style:name="T112" style:parent-style-name="DefaultParagraphFont" style:family="text">
      <style:text-properties style:font-name="Segoe UI" fo:color="#FF0000"/>
    </style:style>
    <style:style style:name="T113" style:parent-style-name="DefaultParagraphFont" style:family="text">
      <style:text-properties style:font-name="Segoe UI"/>
    </style:style>
    <style:style style:name="T114" style:parent-style-name="DefaultParagraphFont" style:family="text">
      <style:text-properties style:font-name="Segoe UI"/>
    </style:style>
    <style:style style:name="T115" style:parent-style-name="DefaultParagraphFont" style:family="text">
      <style:text-properties style:font-name="Segoe UI" fo:color="#0066FF"/>
    </style:style>
    <style:style style:name="T116" style:parent-style-name="DefaultParagraphFont" style:family="text">
      <style:text-properties style:font-name="Segoe UI"/>
    </style:style>
    <style:style style:name="T117" style:parent-style-name="DefaultParagraphFont" style:family="text">
      <style:text-properties style:font-name="Segoe UI" fo:color="#FF0000"/>
    </style:style>
    <style:style style:name="T118" style:parent-style-name="DefaultParagraphFont" style:family="text">
      <style:text-properties style:font-name="Segoe UI"/>
    </style:style>
    <style:style style:name="T119" style:parent-style-name="DefaultParagraphFont" style:family="text">
      <style:text-properties style:font-name="Segoe UI"/>
    </style:style>
    <style:style style:name="T120" style:parent-style-name="DefaultParagraphFont" style:family="text">
      <style:text-properties style:font-name="Segoe UI" fo:color="#0066FF"/>
    </style:style>
    <style:style style:name="T121" style:parent-style-name="DefaultParagraphFont" style:family="text">
      <style:text-properties style:font-name="Segoe UI"/>
    </style:style>
    <style:style style:name="T122" style:parent-style-name="DefaultParagraphFont" style:family="text">
      <style:text-properties style:font-name="Segoe UI" fo:color="#FF0000"/>
    </style:style>
    <style:style style:name="T123" style:parent-style-name="DefaultParagraphFont" style:family="text">
      <style:text-properties style:font-name="Segoe UI" fo:color="#000000"/>
    </style:style>
    <style:style style:name="T124" style:parent-style-name="DefaultParagraphFont" style:family="text">
      <style:text-properties style:font-name="Segoe UI"/>
    </style:style>
    <style:style style:name="T125" style:parent-style-name="DefaultParagraphFont" style:family="text">
      <style:text-properties style:font-name="Segoe UI" fo:color="#0066FF"/>
    </style:style>
    <style:style style:name="T126" style:parent-style-name="DefaultParagraphFont" style:family="text">
      <style:text-properties style:font-name="Segoe UI"/>
    </style:style>
    <style:style style:name="T127" style:parent-style-name="DefaultParagraphFont" style:family="text">
      <style:text-properties style:font-name="Segoe UI" fo:color="#FF0000"/>
    </style:style>
    <style:style style:name="T128" style:parent-style-name="DefaultParagraphFont" style:family="text">
      <style:text-properties style:font-name="Segoe UI"/>
    </style:style>
    <style:style style:name="P129" style:parent-style-name="Standard" style:family="paragraph">
      <style:text-properties style:font-name="Segoe UI"/>
    </style:style>
    <style:style style:name="P130" style:parent-style-name="Standard" style:family="paragraph">
      <style:text-properties style:font-name="Segoe UI"/>
    </style:style>
    <style:style style:name="T131" style:parent-style-name="DefaultParagraphFont" style:family="text">
      <style:text-properties style:font-name="Segoe UI" fo:color="#336600"/>
    </style:style>
    <style:style style:name="T132" style:parent-style-name="DefaultParagraphFont" style:family="text">
      <style:text-properties style:font-name="Segoe UI"/>
    </style:style>
    <style:style style:name="T133" style:parent-style-name="DefaultParagraphFont" style:family="text">
      <style:text-properties style:font-name="Segoe UI" fo:color="#0066FF"/>
    </style:style>
    <style:style style:name="T134" style:parent-style-name="DefaultParagraphFont" style:family="text">
      <style:text-properties style:font-name="Segoe UI" fo:color="#000000"/>
    </style:style>
    <style:style style:name="T135" style:parent-style-name="DefaultParagraphFont" style:family="text">
      <style:text-properties style:font-name="Segoe UI" fo:color="#FF0000"/>
    </style:style>
    <style:style style:name="T136" style:parent-style-name="DefaultParagraphFont" style:family="text">
      <style:text-properties style:font-name="Segoe UI" fo:color="#000000"/>
    </style:style>
    <style:style style:name="P137" style:parent-style-name="Standard" style:family="paragraph">
      <style:text-properties style:font-name="Segoe UI" fo:color="#000000"/>
    </style:style>
    <style:style style:name="T138" style:parent-style-name="DefaultParagraphFont" style:family="text">
      <style:text-properties style:font-name="Segoe UI" fo:color="#000000"/>
    </style:style>
    <style:style style:name="T139" style:parent-style-name="DefaultParagraphFont" style:family="text">
      <style:text-properties style:font-name="Segoe UI" fo:color="#336600"/>
    </style:style>
    <style:style style:name="T140" style:parent-style-name="DefaultParagraphFont" style:family="text">
      <style:text-properties style:font-name="Segoe UI" fo:color="#000000"/>
    </style:style>
    <style:style style:name="T141" style:parent-style-name="DefaultParagraphFont" style:family="text">
      <style:text-properties style:font-name="Segoe UI" fo:color="#0066FF"/>
    </style:style>
    <style:style style:name="T142" style:parent-style-name="DefaultParagraphFont" style:family="text">
      <style:text-properties style:font-name="Segoe UI" fo:color="#000000"/>
    </style:style>
    <style:style style:name="T143" style:parent-style-name="DefaultParagraphFont" style:family="text">
      <style:text-properties style:font-name="Segoe UI" fo:color="#0066FF"/>
    </style:style>
    <style:style style:name="T144" style:parent-style-name="DefaultParagraphFont" style:family="text">
      <style:text-properties style:font-name="Segoe UI" fo:color="#000000"/>
    </style:style>
    <style:style style:name="P145" style:parent-style-name="Standard" style:family="paragraph">
      <style:text-properties style:font-name="Segoe UI" fo:color="#000000"/>
    </style:style>
    <style:style style:name="P146" style:parent-style-name="Standard" style:family="paragraph">
      <style:text-properties style:font-name="Segoe UI" fo:color="#000000"/>
    </style:style>
    <style:style style:name="T147" style:parent-style-name="DefaultParagraphFont" style:family="text">
      <style:text-properties style:font-name="Segoe UI" fo:color="#000000"/>
    </style:style>
    <style:style style:name="T148" style:parent-style-name="DefaultParagraphFont" style:family="text">
      <style:text-properties style:font-name="Segoe UI" fo:color="#000000"/>
    </style:style>
    <style:style style:name="T149" style:parent-style-name="DefaultParagraphFont" style:family="text">
      <style:text-properties style:font-name="Segoe UI" fo:color="#000000"/>
    </style:style>
    <style:style style:name="T150" style:parent-style-name="DefaultParagraphFont" style:family="text">
      <style:text-properties style:font-name="Segoe UI" fo:color="#000000"/>
    </style:style>
    <style:style style:name="T151" style:parent-style-name="DefaultParagraphFont" style:family="text">
      <style:text-properties style:font-name="Segoe UI" fo:color="#000000"/>
    </style:style>
    <style:style style:name="T152" style:parent-style-name="DefaultParagraphFont" style:family="text">
      <style:text-properties style:font-name="Segoe UI" fo:font-style="italic" style:font-style-asian="italic" style:font-style-complex="italic" fo:color="#000000" fo:background-color="#FFFFFF"/>
    </style:style>
    <style:style style:name="P153" style:parent-style-name="Standard" style:family="paragraph">
      <style:text-properties style:font-name="Segoe UI" fo:font-style="italic" style:font-style-asian="italic" style:font-style-complex="italic" fo:color="#000000" fo:background-color="#FFFFFF"/>
    </style:style>
    <style:style style:name="T154" style:parent-style-name="DefaultParagraphFont" style:family="text">
      <style:text-properties style:font-name="Segoe UI" fo:color="#000000" fo:background-color="#FFFFFF"/>
    </style:style>
    <style:style style:name="T155" style:parent-style-name="DefaultParagraphFont" style:family="text">
      <style:text-properties style:font-name="Segoe UI" fo:color="#000000" fo:background-color="#FFFFFF"/>
    </style:style>
    <style:style style:name="T156" style:parent-style-name="DefaultParagraphFont" style:family="text">
      <style:text-properties style:font-name="Consolas" fo:color="#000000" fo:font-size="9.5pt" style:font-size-asian="9.5pt" fo:background-color="#FFFFFF"/>
    </style:style>
    <style:style style:name="T157" style:parent-style-name="DefaultParagraphFont" style:family="text">
      <style:text-properties style:font-name="Segoe UI" fo:color="#000000" fo:background-color="#FFFFFF"/>
    </style:style>
    <style:style style:name="T158" style:parent-style-name="DefaultParagraphFont" style:family="text">
      <style:text-properties style:font-name="Segoe UI" fo:color="#000000" fo:background-color="#FFFFFF"/>
    </style:style>
    <style:style style:name="P159" style:parent-style-name="Standard" style:family="paragraph">
      <style:text-properties style:font-name="Segoe UI" fo:color="#000000" fo:background-color="#FFFFFF"/>
    </style:style>
    <style:style style:name="P160" style:parent-style-name="Standard" style:family="paragraph">
      <style:text-properties style:font-name="Segoe UI" fo:color="#000000" fo:background-color="#FFFFFF"/>
    </style:style>
    <style:style style:name="T161" style:parent-style-name="DefaultParagraphFont" style:family="text">
      <style:text-properties style:font-name="Segoe UI" fo:color="#000000" fo:background-color="#FFFFFF"/>
    </style:style>
    <style:style style:name="T162" style:parent-style-name="DefaultParagraphFont" style:family="text">
      <style:text-properties style:font-name="Segoe UI" fo:color="#000000" fo:background-color="#FFFFFF"/>
    </style:style>
    <style:style style:name="T163" style:parent-style-name="DefaultParagraphFont" style:family="text">
      <style:text-properties style:font-name="Segoe UI" fo:color="#000000" fo:background-color="#FFFFFF"/>
    </style:style>
    <style:style style:name="P164" style:parent-style-name="Standard" style:family="paragraph">
      <style:text-properties style:font-name="Segoe UI" fo:color="#000000"/>
    </style:style>
    <style:style style:name="P165" style:parent-style-name="Standard" style:family="paragraph">
      <style:text-properties style:font-name="Segoe UI" fo:color="#000000"/>
    </style:style>
    <style:style style:name="P166" style:parent-style-name="Standard" style:family="paragraph">
      <style:text-properties style:font-name="Segoe UI" fo:color="#000000"/>
    </style:style>
    <style:style style:name="P167" style:parent-style-name="Standard" style:list-style-name="LFO2" style:family="paragraph">
      <style:text-properties style:font-name="Segoe UI" fo:color="#000000"/>
    </style:style>
    <style:style style:name="P168" style:parent-style-name="Standard" style:list-style-name="LFO2" style:family="paragraph">
      <style:text-properties style:font-name="Segoe UI" fo:color="#000000"/>
    </style:style>
    <style:style style:name="P169" style:parent-style-name="Standard" style:list-style-name="LFO2" style:family="paragraph">
      <style:text-properties style:font-name="Segoe UI" fo:color="#000000"/>
    </style:style>
    <style:style style:name="P170" style:parent-style-name="Standard" style:list-style-name="LFO2" style:family="paragraph">
      <style:text-properties style:font-name="Segoe UI" fo:color="#000000"/>
    </style:style>
    <style:style style:name="P171" style:parent-style-name="Standard" style:list-style-name="LFO2" style:family="paragraph">
      <style:text-properties style:font-name="Segoe UI" fo:color="#000000"/>
    </style:style>
    <style:style style:name="P172" style:parent-style-name="Standard" style:list-style-name="LFO2" style:family="paragraph">
      <style:text-properties style:font-name="Segoe UI" fo:color="#000000"/>
    </style:style>
    <style:style style:name="P173" style:parent-style-name="Standard" style:list-style-name="LFO2" style:family="paragraph">
      <style:text-properties style:font-name="Segoe UI" fo:color="#000000"/>
    </style:style>
    <style:style style:name="P174" style:parent-style-name="Standard" style:family="paragraph">
      <style:text-properties style:font-name="Segoe UI" fo:color="#000000"/>
    </style:style>
    <style:style style:name="P175" style:parent-style-name="Standard" style:family="paragraph">
      <style:text-properties style:font-name="Segoe UI" fo:font-weight="bold" style:font-weight-asian="bold" style:font-weight-complex="bold" fo:color="#800000"/>
    </style:style>
    <style:style style:name="P176" style:parent-style-name="Standard" style:family="paragraph">
      <style:text-properties style:font-name="Segoe UI" fo:color="#000000"/>
    </style:style>
    <style:style style:name="P177" style:parent-style-name="Standard" style:family="paragraph">
      <style:text-properties style:font-name="Segoe UI" fo:color="#000000"/>
    </style:style>
    <style:style style:name="TableColumn179" style:family="table-column">
      <style:table-column-properties style:column-width="3.3465in" style:use-optimal-column-width="false"/>
    </style:style>
    <style:style style:name="TableColumn180" style:family="table-column">
      <style:table-column-properties style:column-width="3.3465in" style:use-optimal-column-width="false"/>
    </style:style>
    <style:style style:name="Table178" style:family="table">
      <style:table-properties style:width="6.693in" fo:margin-left="0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 style:parent-style-name="Standard" style:family="paragraph">
      <style:text-properties style:font-name="Segoe UI" fo:color="#000000"/>
    </style:style>
    <style:style style:name="P184" style:parent-style-name="Standard" style:family="paragraph">
      <style:text-properties style:font-name="Segoe UI" fo:color="#000000"/>
    </style:style>
    <style:style style:name="P185" style:parent-style-name="Standard" style:family="paragraph">
      <style:text-properties style:font-name="Segoe UI" fo:color="#000000"/>
    </style:style>
    <style:style style:name="P186" style:parent-style-name="Standard" style:family="paragraph">
      <style:text-properties style:font-name="Segoe UI" fo:color="#000000"/>
    </style:style>
    <style:style style:name="TableCell187" style:family="table-cell">
      <style:table-cell-properties fo:border="0.0034in solid #000000" style:writing-mode="lr-tb" fo:padding-top="0.0381in" fo:padding-left="0.0381in" fo:padding-bottom="0.0381in" fo:padding-right="0.0381in"/>
    </style:style>
    <style:style style:name="P188" style:parent-style-name="TableContents" style:family="paragraph">
      <style:text-properties style:font-name="Segoe UI"/>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style:font-name="Segoe UI"/>
    </style:style>
    <style:style style:name="P192" style:parent-style-name="TableContents" style:family="paragraph">
      <style:text-properties style:font-name="Segoe UI"/>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text-properties style:font-name="Segoe UI"/>
    </style:style>
    <style:style style:name="TableRow195" style:family="table-row">
      <style:table-row-properties style:use-optimal-row-height="false"/>
    </style:style>
    <style:style style:name="TableCell19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97" style:parent-style-name="TableContents" style:family="paragraph">
      <style:text-properties style:font-name="Segoe UI"/>
    </style:style>
    <style:style style:name="P198" style:parent-style-name="TableContents" style:family="paragraph">
      <style:text-properties style:font-name="Segoe UI"/>
    </style:style>
    <style:style style:name="P199" style:parent-style-name="TableContents" style:family="paragraph">
      <style:text-properties style:font-name="Segoe UI"/>
    </style:style>
    <style:style style:name="P200" style:parent-style-name="TableContents" style:family="paragraph">
      <style:text-properties style:font-name="Segoe UI"/>
    </style:style>
    <style:style style:name="TableCell20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Segoe UI"/>
    </style:style>
    <style:style style:name="P203" style:parent-style-name="TableContents" style:family="paragraph">
      <style:text-properties style:font-name="Segoe UI"/>
    </style:style>
    <style:style style:name="P204" style:parent-style-name="TableContents" style:family="paragraph">
      <style:text-properties style:font-name="Segoe UI"/>
    </style:style>
    <style:style style:name="P205" style:parent-style-name="TableContents" style:family="paragraph">
      <style:text-properties style:font-name="Segoe UI"/>
    </style:style>
    <style:style style:name="TableRow206" style:family="table-row">
      <style:table-row-properties style:use-optimal-row-height="false"/>
    </style:style>
    <style:style style:name="TableCell20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Segoe UI"/>
    </style:style>
    <style:style style:name="TableCell20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Segoe UI"/>
    </style:style>
    <style:style style:name="P211" style:parent-style-name="Standard" style:family="paragraph">
      <style:text-properties style:font-name="Segoe UI" fo:color="#000000"/>
    </style:style>
    <style:style style:name="P212" style:parent-style-name="Standard" style:family="paragraph">
      <style:text-properties style:font-name="Segoe UI" fo:color="#000000"/>
    </style:style>
    <style:style style:name="P213" style:parent-style-name="Standard" style:family="paragraph">
      <style:text-properties style:font-name="Segoe UI" fo:color="#000000"/>
    </style:style>
    <style:style style:name="P214" style:parent-style-name="Standard" style:family="paragraph">
      <style:text-properties style:font-name="Segoe UI" fo:color="#000000"/>
    </style:style>
    <style:style style:name="P215" style:parent-style-name="Standard" style:family="paragraph">
      <style:text-properties style:font-name="Segoe UI" fo:color="#000000"/>
    </style:style>
    <style:style style:name="P216" style:parent-style-name="Standard" style:family="paragraph">
      <style:text-properties style:font-name="Segoe UI" fo:color="#000000"/>
    </style:style>
    <style:style style:name="P217" style:parent-style-name="Standard" style:family="paragraph">
      <style:text-properties style:font-name="Segoe UI" fo:color="#000000"/>
    </style:style>
    <style:style style:name="P218" style:parent-style-name="Standard" style:family="paragraph">
      <style:text-properties style:font-name="Segoe UI" fo:color="#000000"/>
    </style:style>
  </office:automatic-styles>
  <office:body>
    <office:text text:use-soft-page-breaks="true">
      <text:p text:style-name="P1">Variables - theory</text:p>
      <text:p text:style-name="P2">You are finally ready to start programming, exicted eh? Well, the whole programming thing is based on variables, variables are like boxes in which you can put datas;<text:s/>in c# a variables has 3 important properties:</text:p>
      <text:list text:style-name="LFO1" text:continue-numbering="true">
        <text:list-item>
          <text:p text:style-name="P3">a name, the name of a variables will never change and you will use it to recall a variables. You can think of it as a label sticked on the box</text:p>
        </text:list-item>
        <text:list-item>
          <text:p text:style-name="P4">a type, the type defines which kind of value the variable will store, ie. numbers, words, lists,... In our box metaphor the type is the shape of the box, you can't fir a square in a triangular box, right? Same goes for type you can't fit a word in a numeric variable</text:p>
        </text:list-item>
        <text:list-item>
          <text:p text:style-name="P5">a value, it's the value inside the box, you can change<text:s/>it whenever you want, given that you respect the type limitations</text:p>
        </text:list-item>
      </text:list>
      <text:p text:style-name="P6"/>
      <text:p text:style-name="P7">The types we are going to need the most in this first part of the guide are:</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Type</text:p>
          </table:table-cell>
          <table:table-cell table:style-name="TableCell16">
            <text:p text:style-name="P17">Meaning</text:p>
          </table:table-cell>
          <table:table-cell table:style-name="TableCell18">
            <text:p text:style-name="P19">example</text:p>
          </table:table-cell>
        </table:table-row>
        <table:table-row table:style-name="TableRow20">
          <table:table-cell table:style-name="TableCell21">
            <text:p text:style-name="P22">bool</text:p>
          </table:table-cell>
          <table:table-cell table:style-name="TableCell23">
            <text:p text:style-name="TableContents"><text:span text:style-name="T24">It's a data type with only two possible values:<text:s/></text:span><text:span text:style-name="T25">true</text:span><text:span text:style-name="T26"><text:s/>or<text:s/></text:span><text:span text:style-name="T27">false</text:span></text:p>
          </table:table-cell>
          <table:table-cell table:style-name="TableCell28">
            <text:p text:style-name="P29">true</text:p>
          </table:table-cell>
        </table:table-row>
        <table:table-row table:style-name="TableRow30">
          <table:table-cell table:style-name="TableCell31">
            <text:p text:style-name="P32">char</text:p>
          </table:table-cell>
          <table:table-cell table:style-name="TableCell33">
            <text:p text:style-name="P34">It can contain only a single character</text:p>
          </table:table-cell>
          <table:table-cell table:style-name="TableCell35">
            <text:p text:style-name="P36">l</text:p>
          </table:table-cell>
        </table:table-row>
        <table:table-row table:style-name="TableRow37">
          <table:table-cell table:style-name="TableCell38">
            <text:p text:style-name="P39">string</text:p>
          </table:table-cell>
          <table:table-cell table:style-name="TableCell40">
            <text:p text:style-name="P41">It's a sequence of character as long as u like</text:p>
          </table:table-cell>
          <table:table-cell table:style-name="TableCell42">
            <text:p text:style-name="P43">This is a string value</text:p>
          </table:table-cell>
        </table:table-row>
        <table:table-row table:style-name="TableRow44">
          <table:table-cell table:style-name="TableCell45">
            <text:p text:style-name="P46">int</text:p>
          </table:table-cell>
          <table:table-cell table:style-name="TableCell47">
            <text:p text:style-name="P48">Whole numbers</text:p>
          </table:table-cell>
          <table:table-cell table:style-name="TableCell49">
            <text:p text:style-name="P50">-2</text:p>
          </table:table-cell>
        </table:table-row>
        <table:table-row table:style-name="TableRow51">
          <table:table-cell table:style-name="TableCell52">
            <text:p text:style-name="P53">float</text:p>
          </table:table-cell>
          <table:table-cell table:style-name="TableCell54">
            <text:p text:style-name="P55">Real numbers</text:p>
          </table:table-cell>
          <table:table-cell table:style-name="TableCell56" table:number-rows-spanned="2">
            <text:p text:style-name="P57"/>
            <text:p text:style-name="P58">0.355f</text:p>
          </table:table-cell>
        </table:table-row>
        <table:table-row table:style-name="TableRow59">
          <table:table-cell table:style-name="TableCell60">
            <text:p text:style-name="P61">double</text:p>
          </table:table-cell>
          <table:table-cell table:style-name="TableCell62">
            <text:p text:style-name="P63">It's a float that allows for bigger numbers</text:p>
          </table:table-cell>
          <table:covered-table-cell>
            <text:p text:style-name="Normal"/>
          </table:covered-table-cell>
        </table:table-row>
      </table:table>
      <text:p text:style-name="P64"/>
      <text:p text:style-name="P65">At this<text:s/>point you may argue "Why should I use a variable?", well the cool part of variables is that once you created them you can just write the name of the variable and the program will understand that you want him to replace that name with the actual value of the variable.</text:p>
      <text:p text:style-name="P66">ie. you want to create a program that given 2 initial numbers sums them and writes the result.</text:p>
      <text:p text:style-name="P67">In pseudocode that would look like this:</text:p>
      <text:p text:style-name="P68"><text:tab/>int x = input1</text:p>
      <text:p text:style-name="P69"><text:tab/>int y = input 2</text:p>
      <text:p text:style-name="P70"><text:tab/>int result = x + y</text:p>
      <text:p text:style-name="P71"><text:tab/>write result</text:p>
      <text:p text:style-name="P72">Pseudocode mean that it's not following<text:s/>the correct syntax of the language, programmers often use it to explain how to do something in a not-language-related way.</text:p>
      <text:p text:style-name="P73"/>
      <text:p text:style-name="P74">Variables – practice</text:p>
      <text:p text:style-name="P75">To use a variable you have to declare it (create the box) and initialize it (put the first value into the box).</text:p>
      <text:p text:style-name="Standard"><text:span text:style-name="T76">Declaring syntax:<text:s/></text:span><text:span text:style-name="T77">type</text:span><text:span text:style-name="T78"><text:s/></text:span><text:span text:style-name="T79">name</text:span><text:span text:style-name="T80">;</text:span></text:p>
      <text:p text:style-name="Standard"><text:span text:style-name="T81">ie.</text:span><text:span text:style-name="T82"><text:tab/></text:span><text:span text:style-name="T83">int</text:span><text:span text:style-name="T84"><text:s/></text:span><text:span text:style-name="T85">x</text:span><text:span text:style-name="T86">;</text:span></text:p>
      <text:soft-page-break/>
      <text:p text:style-name="Standard"><text:span text:style-name="T87"><text:tab/></text:span><text:span text:style-name="T88">int</text:span><text:span text:style-name="T89"><text:s/></text:span><text:span text:style-name="T90">y</text:span><text:span text:style-name="T91">;</text:span></text:p>
      <text:p text:style-name="Standard"><text:span text:style-name="T92"><text:tab/></text:span><text:span text:style-name="T93">char</text:span><text:span text:style-name="T94"><text:s/></text:span><text:span text:style-name="T95">carattere</text:span><text:span text:style-name="T96">;</text:span></text:p>
      <text:p text:style-name="Standard"><text:span text:style-name="T97"><text:tab/></text:span><text:span text:style-name="T98">bool</text:span><text:span text:style-name="T99"><text:s/></text:span><text:span text:style-name="T100">raining</text:span><text:span text:style-name="T101">;</text:span></text:p>
      <text:p text:style-name="P102"/>
      <text:p text:style-name="Standard"><text:span text:style-name="T103">Initializing syntax:<text:s/></text:span><text:span text:style-name="T104">name</text:span><text:span text:style-name="T105"><text:s/>=<text:s/></text:span><text:span text:style-name="T106">value</text:span><text:span text:style-name="T107"><text:s/>;</text:span></text:p>
      <text:p text:style-name="Standard"><text:span text:style-name="T108">ie.</text:span><text:span text:style-name="T109"><text:tab/></text:span><text:span text:style-name="T110">x</text:span><text:span text:style-name="T111"><text:s/>=<text:s/></text:span><text:span text:style-name="T112">-5</text:span><text:span text:style-name="T113">;</text:span></text:p>
      <text:p text:style-name="Standard"><text:span text:style-name="T114"><text:tab/></text:span><text:span text:style-name="T115">y</text:span><text:span text:style-name="T116"><text:s/>=<text:s/></text:span><text:span text:style-name="T117">3</text:span><text:span text:style-name="T118">;</text:span></text:p>
      <text:p text:style-name="Standard"><text:span text:style-name="T119"><text:tab/></text:span><text:span text:style-name="T120">carattere</text:span><text:span text:style-name="T121"><text:s/>=<text:s/></text:span><text:span text:style-name="T122">"t"</text:span><text:span text:style-name="T123">;</text:span></text:p>
      <text:p text:style-name="Standard"><text:span text:style-name="T124"><text:tab/></text:span><text:span text:style-name="T125">raining</text:span><text:span text:style-name="T126"><text:s/>=<text:s/></text:span><text:span text:style-name="T127">false</text:span><text:span text:style-name="T128">;</text:span></text:p>
      <text:p text:style-name="P129"/>
      <text:p text:style-name="P130">We can do both the declaring and initializing in just one line like this:</text:p>
      <text:p text:style-name="Standard"><text:span text:style-name="T131"><text:tab/>int</text:span><text:span text:style-name="T132"><text:s/></text:span><text:span text:style-name="T133">x<text:s/></text:span><text:span text:style-name="T134">=<text:s/></text:span><text:span text:style-name="T135">-5</text:span><text:span text:style-name="T136">;</text:span></text:p>
      <text:p text:style-name="P137">or we can use a variable as value for the initializing</text:p>
      <text:p text:style-name="Standard"><text:span text:style-name="T138"><text:tab/></text:span><text:span text:style-name="T139">int</text:span><text:span text:style-name="T140"><text:s/></text:span><text:span text:style-name="T141">x<text:s/></text:span><text:span text:style-name="T142">=<text:s/></text:span><text:span text:style-name="T143">y</text:span><text:span text:style-name="T144">;</text:span></text:p>
      <text:p text:style-name="P145"/>
      <text:p text:style-name="P146">After this first 2 steps the variable is ready. So we will write our first<text:s/>program: you should have already created a new project from the previous chapters, if not go back and read them.</text:p>
      <text:p text:style-name="Standard"><text:span text:style-name="T147">Visual studio already prepared for you many lines of code, at the moment you don't need to know what those lines do, the important part is tha</text:span><text:span text:style-name="T148">t all the code we are going to write must be placed beetween the<text:s/></text:span><text:span text:style-name="T149">{ }</text:span><text:span text:style-name="T150"><text:s/>after</text:span><text:span text:style-name="T151"><text:s/></text:span><text:span text:style-name="T152">static void Main(string[] args)</text:span></text:p>
      <text:p text:style-name="P153"/>
      <text:p text:style-name="Standard"><text:span text:style-name="T154">Our program will sum 2 integers</text:span><text:span text:style-name="T155"><text:s/>and write the result, the code is this:</text:span></text:p>
      <text:p text:style-name="Standard"><text:span text:style-name="T156"><text:s text:c="7"/></text:span><text:span text:style-name="T157"><text:s/>int x;</text:span></text:p>
      <text:p text:style-name="Standard"><text:span text:style-name="T158"><text:s text:c="12"/>int y;</text:span></text:p>
      <text:p text:style-name="P159"><text:s text:c="12"/>x = 5;</text:p>
      <text:p text:style-name="P160"><text:s text:c="12"/>y = 8;</text:p>
      <text:p text:style-name="Standard"><text:span text:style-name="T161"><text:s text:c="12"/>int result = x + y;</text:span></text:p>
      <text:p text:style-name="Standard"><text:span text:style-name="T162"><text:s text:c="12"/>Console.WriteLine(result);</text:span></text:p>
      <text:p text:style-name="Standard"><text:span text:style-name="T163"><text:s text:c="12"/>Console.ReadLine();</text:span></text:p>
      <text:p text:style-name="P164">Now lets try it, by clicking F5 or the green Start button. The program will start, a console will pop up and we'll see that the program wrote 13.</text:p>
      <text:p text:style-name="P165"/>
      <text:p text:style-name="P166">Now let's dig into the code and understand how it works:</text:p>
      <text:list text:style-name="LFO2" text:continue-numbering="true">
        <text:list-item>
          <text:p text:style-name="P167">every line end with a semicolon, this is a rule of C# that you have to follow always</text:p>
        </text:list-item>
        <text:list-item>
          <text:p text:style-name="P168">the first 2 lines are declarations</text:p>
        </text:list-item>
        <text:list-item>
          <text:p text:style-name="P169">the 3-4 lines are initialization</text:p>
        </text:list-item>
        <text:list-item>
          <text:p text:style-name="P170">the line 5 is declares and initialize result</text:p>
        </text:list-item>
        <text:list-item>
          <text:p text:style-name="P171">in the line 5 as value we use "x + y", c# can handle this, in fact we can use any basic mathematic expression as value: "x * y", "x – y – 5", "y / 8"<text:s/>are all acceptable values</text:p>
        </text:list-item>
        <text:list-item>
          <text:p text:style-name="P172">in the line 6 there is this new syntax we never saw, it's called a method and we'll talk about that later, but basically it takes some input and does something, in this case it writes the input in the console</text:p>
        </text:list-item>
        <text:list-item>
          <text:p text:style-name="P173">line 7 is another method, it doesn't require input and it asks the user to type a value. We used this, because when the program reaches the end of the code it shuts itself<text:s/><text:soft-page-break/>down, so we added this method that doesn't end until the user press enter</text:p>
        </text:list-item>
      </text:list>
      <text:p text:style-name="P174"/>
      <text:p text:style-name="P175">Variables advanced</text:p>
      <text:p text:style-name="P176">Here are a<text:s/>bunch of useful syntaxes for numeric types:</text:p>
      <text:p text:style-name="P177"/>
      <table:table table:style-name="Table178">
        <table:table-columns>
          <table:table-column table:style-name="TableColumn179"/>
          <table:table-column table:style-name="TableColumn180"/>
        </table:table-columns>
        <table:table-row table:style-name="TableRow181">
          <table:table-cell table:style-name="TableCell182">
            <text:p text:style-name="P183">x=y + 3;</text:p>
            <text:p text:style-name="P184">x=3*6;</text:p>
            <text:p text:style-name="P185">y=8/x;</text:p>
            <text:p text:style-name="P186">x=(y+5)*(8-3)</text:p>
          </table:table-cell>
          <table:table-cell table:style-name="TableCell187">
            <text:p text:style-name="P188">As we already said basic mathematical expressions are allowed</text:p>
          </table:table-cell>
        </table:table-row>
        <table:table-row table:style-name="TableRow189">
          <table:table-cell table:style-name="TableCell190">
            <text:p text:style-name="P191">x++;</text:p>
            <text:p text:style-name="P192">x--;</text:p>
          </table:table-cell>
          <table:table-cell table:style-name="TableCell193">
            <text:p text:style-name="P194">It's a quick way to add or subtract 1</text:p>
          </table:table-cell>
        </table:table-row>
        <table:table-row table:style-name="TableRow195">
          <table:table-cell table:style-name="TableCell196">
            <text:p text:style-name="P197">x = 0;</text:p>
            <text:p text:style-name="P198">x+=3;</text:p>
            <text:p text:style-name="P199">x-=4;</text:p>
            <text:p text:style-name="P200">x*=-2;</text:p>
          </table:table-cell>
          <table:table-cell table:style-name="TableCell201">
            <text:p text:style-name="P202">The same as:</text:p>
            <text:p text:style-name="P203">x=x+3;</text:p>
            <text:p text:style-name="P204">x=x-4;</text:p>
            <text:p text:style-name="P205">x=x*(-2);</text:p>
          </table:table-cell>
        </table:table-row>
        <table:table-row table:style-name="TableRow206">
          <table:table-cell table:style-name="TableCell207">
            <text:p text:style-name="P208">x = 22 % 8</text:p>
          </table:table-cell>
          <table:table-cell table:style-name="TableCell209">
            <text:p text:style-name="P210">The % is the modulus/remainder sign</text:p>
          </table:table-cell>
        </table:table-row>
      </table:table>
      <text:p text:style-name="P211"/>
      <text:p text:style-name="P212">It’s useful to know that you can sum strings, they will just snap together:</text:p>
      <text:p text:style-name="P213"/>
      <text:p text:style-name="P214">string a = “abc”;</text:p>
      <text:p text:style-name="P215">string b = “def”;</text:p>
      <text:p text:style-name="P216">string c = a+b; <text:s text:c="2"/>// c will evaluate to “abcdef”</text:p>
      <text:p text:style-name="P217"/>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zanin</dc:creator>
    <meta:creation-date>2009-04-16T11:32:00Z</meta:creation-date>
    <dc:date>2017-01-17T17:21:00Z</dc:date>
    <meta:template xlink:href="Normal" xlink:type="simple"/>
    <meta:editing-cycles>9</meta:editing-cycles>
    <meta:editing-duration>PT2580S</meta:editing-duration>
    <meta:user-defined meta:name="Info 1"/>
    <meta:user-defined meta:name="Info 2"/>
    <meta:user-defined meta:name="Info 3"/>
    <meta:user-defined meta:name="Info 4"/>
    <meta:document-statistic meta:page-count="3" meta:paragraph-count="8" meta:word-count="670" meta:character-count="4482" meta:row-count="31" meta:non-whitespace-character-count="3820"/>
  </office:meta>
</office:document-meta>
</file>